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13000012740000059C127D7B57.svm"/>
  <manifest:file-entry manifest:media-type="" manifest:full-path="Object 1/Pictures/2000000F000006B40000059CDB752D66.svm"/>
  <manifest:file-entry manifest:media-type="" manifest:full-path="Object 1/Pictures/2000001000000AE50000059C2243A878.svm"/>
  <manifest:file-entry manifest:media-type="" manifest:full-path="Object 1/Pictures/2000001100000CCB0000059CD4B71EA3.svm"/>
  <manifest:file-entry manifest:media-type="" manifest:full-path="Object 1/Pictures/20000010000006FA0000059C04114C4A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0.738cm" svg:height="20.811cm" svg:x="-9.444cm" svg:y="-0.13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3.143cm"/>
    </style:style>
    <style:style style:name="Mgr2" style:family="graphic" style:parent-style-name="standard">
      <style:graphic-properties draw:stroke="none" draw:fill="none" draw:fill-color="#ffffff" fo:min-height="11.534cm"/>
    </style:style>
    <style:style style:name="Mgr3" style:family="graphic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18.287cm" svg:height="3.393cm" svg:x="1.015cm" svg:y="0.808cm">
        <draw:text-box>
          <text:p/>
        </draw:text-box>
      </draw:frame>
      <draw:frame draw:style-name="Mgr2" draw:layer="backgroundobjects" svg:width="18.287cm" svg:height="11.784cm" svg:x="1.015cm" svg:y="4.753cm">
        <draw:text-box>
          <text:p/>
        </draw:text-box>
      </draw:frame>
      <draw:frame draw:style-name="Mgr3" draw:text-style-name="MP1" draw:layer="backgroundobjects" svg:width="4.733cm" svg:height="1.401cm" svg:x="1.015cm" svg:y="18.5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6.441cm" svg:height="1.401cm" svg:x="6.946cm" svg:y="18.5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4.733cm" svg:height="1.401cm" svg:x="14.567cm" svg:y="18.51cm">
        <draw:text-box>
          <text:p text:style-name="MP4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</meta:initial-creator>
    <meta:creation-date>2015-05-16T20:13:28.991812540</meta:creation-date>
    <dc:date>2016-11-23T19:21:08</dc:date>
    <dc:creator>Martin Othamar</dc:creator>
    <meta:editing-duration>PT27M7S</meta:editing-duration>
    <meta:editing-cycles>5</meta:editing-cycles>
    <meta:generator>OpenOffice/4.1.3$Unix OpenOffice.org_project/413m1$Build-9783</meta:generator>
    <meta:document-statistic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text-properties fo:font-family="Ubuntu" style:font-style-name="Bold" fo:font-size="60pt" fo:font-weight="bold" style:font-size-asian="13pt" style:font-size-complex="13pt"/>
    </style:style>
    <style:style style:name="ch3" style:family="chart">
      <style:chart-properties chart:symbol-type="automatic" chart:include-hidden-cells="false" chart:right-angled-axes="true" chart:data-label-number="none" chart:data-label-text="true" chart:data-label-symbol="false"/>
    </style:style>
    <style:style style:name="ch4" style:family="chart" style:data-style-name="N8036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data-label-number="none" chart:data-label-text="true" chart:data-label-symbol="false"/>
      <style:graphic-properties draw:stroke="none" draw:fill-color="#004586" dr3d:edge-rounding="5%"/>
      <style:text-properties fo:color="#ffffff" fo:font-family="Ubuntu" style:font-style-name="Bold" fo:font-size="36pt" fo:font-weight="bold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40.739cm" svg:height="20.812cm" xlink:href="." xlink:type="simple" chart:class="chart:circle" chart:style-name="ch1">
        <chart:title svg:x="16.493cm" svg:y="8.231cm" chart:style-name="ch2">
          <text:p>Agile</text:p>
        </chart:title>
        <chart:plot-area chart:style-name="ch3" chart:data-source-has-labels="both" svg:x="9.7cm" svg:y="0.465cm" svg:width="19.578cm" svg:height="19.579cm">
          <chartooo:coordinate-region svg:x="9.7cm" svg:y="0.466cm" svg:width="19.578cm" svg:height="19.578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draw:frame draw:style-name="gr1" draw:text-style-name="P1" svg:width="1.786cm" svg:height="1.436cm" svg:x="13.99cm" svg:y="4.495cm">
          <draw:image xlink:href="Pictures/20000010000006FA0000059C04114C4A.svm" xlink:type="simple" xlink:show="embed" xlink:actuate="onLoad">
            <text:p/>
          </draw:image>
        </draw:frame>
        <draw:frame draw:style-name="gr1" draw:text-style-name="P1" svg:width="3.275cm" svg:height="1.436cm" svg:x="12.203cm" svg:y="13.484cm">
          <draw:image xlink:href="Pictures/2000001100000CCB0000059CD4B71EA3.svm" xlink:type="simple" xlink:show="embed" xlink:actuate="onLoad">
            <text:p/>
          </draw:image>
        </draw:frame>
        <draw:frame draw:style-name="gr1" draw:text-style-name="P1" svg:width="2.789cm" svg:height="1.436cm" svg:x="19.692cm" svg:y="16.686cm">
          <draw:image xlink:href="Pictures/2000001000000AE50000059C2243A878.svm" xlink:type="simple" xlink:show="embed" xlink:actuate="onLoad">
            <text:p/>
          </draw:image>
        </draw:frame>
        <draw:frame draw:style-name="gr1" draw:text-style-name="P1" svg:width="4.724cm" svg:height="1.436cm" svg:x="24.407cm" svg:y="11.452cm">
          <draw:image xlink:href="Pictures/20000013000012740000059C127D7B57.svm" xlink:type="simple" xlink:show="embed" xlink:actuate="onLoad">
            <text:p/>
          </draw:image>
        </draw:frame>
        <draw:frame draw:style-name="gr1" draw:text-style-name="P1" svg:width="1.716cm" svg:height="1.436cm" svg:x="23.821cm" svg:y="4.464cm">
          <draw:image xlink:href="Pictures/2000000F000006B40000059CDB752D6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#</text:p>
                <text:list>
                  <text:list-item>
                    <text:p>C#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ython</text:p>
                <text:list>
                  <text:list-item>
                    <text:p>Python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S</text:p>
                <text:list>
                  <text:list-item>
                    <text:p>J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